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und &amp; Obstacle avoidance:</text:p>
      <text:p text:style-name="Standard"><text:a xlink:type="simple" xlink:href="https://youtu.be/yUt8_m8PsGE" text:style-name="Internet_20_link" text:visited-style-name="Visited_20_Internet_20_Link">https://youtu.be/yUt8_m8PsGE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21:50:13.805236596</meta:creation-date>
    <dc:date>2023-03-15T21:50:59.251799417</dc:date>
    <meta:editing-duration>PT45S</meta:editing-duration>
    <meta:editing-cycles>1</meta:editing-cycles>
    <meta:document-statistic meta:table-count="0" meta:image-count="0" meta:object-count="0" meta:page-count="1" meta:paragraph-count="2" meta:word-count="5" meta:character-count="56" meta:non-whitespace-character-count="53"/>
    <meta:generator>LibreOffice/6.4.7.2$Linux_X86_64 LibreOffice_project/40$Build-2</meta:generator>
  </office:meta>
</office:document-meta>
</file>